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6215in"/>
    </style:style>
    <style:style style:name="Table2" style:family="table">
      <style:table-properties style:width="3.6215in" fo:margin-left="0in" table:align="left"/>
    </style:style>
    <style:style style:name="TableRow4" style:family="table-row">
      <style:table-row-properties style:min-row-height="0.493in"/>
    </style:style>
    <style:style style:name="TableCell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24pt" style:font-size-asian="24pt" style:font-size-complex="24pt"/>
    </style:style>
    <style:style style:name="TableRow7" style:family="table-row">
      <style:table-row-properties style:min-row-height="0.9305in"/>
    </style:style>
    <style:style style:name="TableCell8" style:family="table-cell">
      <style:table-cell-properties fo:border="0.0069in solid #999999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1666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margin-top="0.1666in" fo:margin-bottom="0in" fo:line-height="100%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2" style:family="table-row">
      <style:table-row-properties style:min-row-height="2.993in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margin-left="0.5in">
        <style:tab-stops/>
      </style:paragraph-properties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P27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https://github.com/GalaHighlander/LFTC/tree/master/lab%202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ST</text:p>
          </table:table-cell>
        </table:table-row>
        <table:table-row table:style-name="TableRow7">
          <table:table-cell table:style-name="TableCell8">
            <text:p text:style-name="P9">integer(size)</text:p>
            <text:p text:style-name="P10"><text:span text:style-name="T11">list&lt;string&gt; *(table)</text:span></text:p>
          </table:table-cell>
        </table:table-row>
        <table:table-row table:style-name="TableRow12">
          <table:table-cell table:style-name="TableCell13">
            <text:p text:style-name="P14"/>
            <text:p text:style-name="P15">ST()</text:p>
            <text:p text:style-name="P16"/>
            <text:p text:style-name="P17">insertValue()</text:p>
            <text:p text:style-name="P18"/>
            <text:p text:style-name="P19">checkIfExists()</text:p>
            <text:p text:style-name="P20"/>
            <text:p text:style-name="P21">hashFunction()</text:p>
            <text:p text:style-name="P22"/>
            <text:p text:style-name="P23"><text:span text:style-name="T24">showST()</text:span></text:p>
          </table:table-cell>
        </table:table-row>
      </table:table>
      <text:p text:style-name="Normal"/>
      <text:p text:style-name="Normal">ST data structure is represented on a hash table with simple chaining.<text:s/></text:p>
      <text:p text:style-name="Normal">It is structured on an array of linked lists. Every index represents a linked list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Void insertValue( string value):</text:p>
      <text:p text:style-name="Normal"><text:tab/>Inserts a new element if it is not already in the table</text:p>
      <text:p text:style-name="Normal"><text:tab/>Pre: the new element</text:p>
      <text:p text:style-name="Normal"><text:tab/>Post: -</text:p>
      <text:p text:style-name="Normal"/>
      <text:p text:style-name="Normal">Bool checkIfExists(string value):</text:p>
      <text:p text:style-name="Normal"><text:tab/>Returns True if the element is already in the table, and false otherwise</text:p>
      <text:p text:style-name="Normal"><text:tab/>Pre: the new elem</text:p>
      <text:p text:style-name="Normal"><text:tab/>Post: true or false</text:p>
      <text:p text:style-name="Normal"/>
      <text:p text:style-name="Normal">Int hashFunction(string value):</text:p>
      <text:p text:style-name="P25">The hash function returns an integer which represents the new index for the value to be inserted</text:p>
      <text:p text:style-name="P26">Pre: the new element</text:p>
      <text:p text:style-name="P27">Post: the index for that new element</text:p>
      <text:p text:style-name="Normal"/>
      <text:p text:style-name="Normal">Void showST():</text:p>
      <text:p text:style-name="Normal"><text:tab/>Prints in the console the values from the ST</text:p>
      <text:p text:style-name="Normal"><text:tab/>Pre: -</text:p>
      <text:p text:style-name="Normal"><text:tab/>Post: 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gdan Galatus</meta:initial-creator>
    <dc:creator>Bogdan Galatus</dc:creator>
    <meta:creation-date>2020-11-13T07:01:00Z</meta:creation-date>
    <dc:date>2020-11-13T07:32:00Z</dc:date>
    <meta:template xlink:href="Normal.dotm" xlink:type="simple"/>
    <meta:editing-cycles>1</meta:editing-cycles>
    <meta:editing-duration>PT1800S</meta:editing-duration>
    <meta:document-statistic meta:page-count="2" meta:paragraph-count="1" meta:word-count="129" meta:character-count="868" meta:row-count="6" meta:non-whitespace-character-count="740"/>
  </office:meta>
</office:document-meta>
</file>